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eb79" officeooo:paragraph-rsid="0011eb7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eb79" officeooo:paragraph-rsid="0011eb7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1b84" officeooo:paragraph-rsid="00141b8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7e37" officeooo:paragraph-rsid="00147e3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ef13" officeooo:paragraph-rsid="0015ef1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66eda" officeooo:paragraph-rsid="00166eda" style:font-weight-asian="normal" style:font-weight-complex="normal"/>
    </style:style>
    <style:style style:name="T1" style:family="text">
      <style:text-properties officeooo:rsid="00147e37"/>
    </style:style>
    <style:style style:name="T2" style:family="text">
      <style:text-properties officeooo:rsid="0015c53d"/>
    </style:style>
    <style:style style:name="T3" style:family="text">
      <style:text-properties officeooo:rsid="0015ef13"/>
    </style:style>
    <style:style style:name="T4" style:family="text">
      <style:text-properties officeooo:rsid="00166eda"/>
    </style:style>
    <style:style style:name="T5" style:family="text">
      <style:text-properties officeooo:rsid="00183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NÃO FUNCIONAIS</text:p>
      <text:p text:style-name="P2"/>
      <text:p text:style-name="P3">[RNF001] <text:span text:style-name="T5">O usuário cadastrado deve ter a opção de ouvir o livro.</text:span></text:p>
      <text:p text:style-name="P3">[RNF002] Os livros devem ser armazenados em formato PDF.</text:p>
      <text:p text:style-name="P3">[RNF003] Deve ser negada a permissão de cópia de texto no sistema.</text:p>
      <text:p text:style-name="P3">[RNF004] <text:span text:style-name="T1">O leitor de livros deve estar disponível offline para o usuário cadastrado.</text:span></text:p>
      <text:p text:style-name="P4">[RNF005] O sistema deve ser compatível com Windows e Linux.</text:p>
      <text:p text:style-name="P4">[RNF006] O processo de compra deve permitir pagamento <text:span text:style-name="T3">por boleto.</text:span></text:p>
      <text:p text:style-name="P4">[RNF007] O sistema deve possuir <text:span text:style-name="T4">um central de duvidas online.</text:span></text:p>
      <text:p text:style-name="P4">[RNF008] O sistema deve possuir filtragem <text:span text:style-name="T2">na busca de livros por autor, titulo, editora.</text:span></text:p>
      <text:p text:style-name="P5">[RNF009] O sistema pode proporcionar a troca de livros entre clientes.</text:p>
      <text:p text:style-name="P6">[RNF010] <text:span text:style-name="T5">A linguagem python deve ser utilizada para implementação do sist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1" meta:word-count="115" meta:character-count="715" meta:non-whitespace-character-count="611"/>
  </office:meta>
</office:document-meta>
</file>